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ans"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PT Astra Sans" svg:font-family="'PT Astra Sans'" style:font-family-generic="swiss" style:font-pitch="variable"/>
    <style:font-face style:name="PT Astra Sans1" svg:font-family="'PT Astra Sans'" style:font-adornments="Обычный" style:font-family-generic="swiss"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fill="none" draw:fill-color="#000000" draw:textarea-vertical-align="middle"/>
    </style:style>
    <style:style style:name="gr2" style:family="graphic" style:parent-style-name="standard">
      <style:graphic-properties draw:fill-color="#183aa1" draw:textarea-horizontal-align="justify" draw:textarea-vertical-align="middle" draw:auto-grow-height="false" fo:min-height="0.698cm" fo:min-width="0.124cm"/>
    </style:style>
    <style:style style:name="gr3" style:family="graphic" style:parent-style-name="standard">
      <style:graphic-properties draw:fill-color="#183aa1" draw:textarea-horizontal-align="justify" draw:textarea-vertical-align="middle" draw:auto-grow-height="false" fo:min-height="0.698cm" fo:min-width="0cm"/>
    </style:style>
    <style:style style:name="gr4" style:family="graphic" style:parent-style-name="standard">
      <style:graphic-properties draw:fill-color="#183aa1" draw:textarea-horizontal-align="justify" draw:textarea-vertical-align="middle" draw:auto-grow-height="false" fo:min-height="0.671cm" fo:min-width="0.124cm"/>
    </style:style>
    <style:style style:name="gr5" style:family="graphic" style:parent-style-name="standard">
      <style:graphic-properties draw:fill-color="#183aa1" draw:textarea-horizontal-align="justify" draw:textarea-vertical-align="middle" draw:auto-grow-height="false" fo:min-height="0.62cm" fo:min-width="0.124cm"/>
    </style:style>
    <style:style style:name="gr6" style:family="graphic" style:parent-style-name="standard">
      <style:graphic-properties draw:fill-color="#008000" draw:textarea-vertical-align="middle" draw:auto-grow-height="false" fo:min-height="1.724cm" fo:min-width="3.522cm" fo:wrap-option="wrap"/>
    </style:style>
    <style:style style:name="gr7" style:family="graphic" style:parent-style-name="standard">
      <style:graphic-properties draw:fill-color="#008000" draw:textarea-vertical-align="middle" draw:auto-grow-height="false" fo:min-height="1.549cm" fo:min-width="3.487cm" fo:wrap-option="wrap"/>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1" style:family="paragraph">
      <loext:graphic-properties draw:fill="none" draw:fill-color="#000000"/>
      <style:paragraph-properties fo:text-align="center"/>
    </style:style>
    <style:style style:name="P2" style:family="paragraph">
      <loext:graphic-properties draw:fill-color="#183aa1"/>
      <style:paragraph-properties fo:text-align="center"/>
    </style:style>
    <style:style style:name="P3" style:family="paragraph">
      <loext:graphic-properties draw:fill-color="#008000"/>
      <style:paragraph-properties fo:text-align="center"/>
    </style:style>
    <style:style style:name="P4"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path draw:style-name="gr1" draw:text-style-name="P1" draw:layer="layout" svg:width="3.65cm" svg:height="1.472cm" draw:transform="rotate (-0.542099265669439) translate (4.52916726051267cm 3.93514766639111cm)" svg:viewBox="0 0 3651 1473" svg:d="M0 1458c460-88 865 53 1361 4 466-46 892-64 1276-274 326-179 543-496 761-788l193-364 60-36">
          <text:p/>
        </draw:path>
        <draw:path draw:style-name="gr1" draw:text-style-name="P1" draw:layer="layout" svg:width="0.88cm" svg:height="0.628cm" draw:transform="rotate (-1.4474015486789) translate (4.764cm 5.749cm)" svg:viewBox="0 0 881 629" svg:d="M0 0c316 69 989-181 867 463l-92 166">
          <text:p/>
        </draw:path>
        <draw:path draw:style-name="gr1" draw:text-style-name="P1" draw:layer="layout" svg:width="1.18cm" svg:height="0.351cm" draw:transform="rotate (-1.4477506145293) translate (7.05303771362212cm 6.12883433946061cm)" svg:viewBox="0 0 1181 352" svg:d="M0 352c386 9 764-110 1103-290l78-62">
          <text:p/>
        </draw:path>
        <draw:path draw:style-name="gr1" draw:text-style-name="P1" draw:layer="layout" svg:width="1.413cm" svg:height="1.116cm" draw:transform="rotate (-2.29790049317573) translate (6.7272284031167cm 6.98522631910269cm)" svg:viewBox="0 0 1414 1117" svg:d="M0 1117c421 11 858-151 1128-484l217-287 69-346">
          <text:p/>
        </draw:path>
        <draw:path draw:style-name="gr1" draw:text-style-name="P1" draw:layer="layout" svg:width="0.697cm" svg:height="0.136cm" draw:transform="rotate (-1.47166162528162) translate (5.5361015632567cm 7.4749066155576cm)" svg:viewBox="0 0 698 137" svg:d="M0 31l393-31 305 137">
          <text:p/>
        </draw:path>
        <draw:custom-shape draw:style-name="gr2" draw:text-style-name="P2" draw:layer="layout" svg:width="0.882cm" svg:height="1.34cm" svg:x="5.328cm" svg:y="7.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706cm" svg:height="1.34cm" svg:x="4.729cm" svg:y="7.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706cm" svg:height="1.34cm" svg:x="3.884cm" svg:y="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882cm" svg:height="1.34cm" svg:x="6.07cm" svg:y="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882cm" svg:height="1.34cm" svg:x="5.33cm" svg:y="8.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882cm" svg:height="1.34cm" svg:x="4.661cm" svg:y="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882cm" svg:height="1.301cm" svg:x="4.027cm" svg:y="8.291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2" draw:text-style-name="P2" draw:layer="layout" svg:width="0.882cm" svg:height="1.34cm" svg:x="6.143cm" svg:y="9.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882cm" svg:height="1.34cm" svg:x="5.368cm" svg:y="9.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882cm" svg:height="1.34cm" svg:x="4.487cm" svg:y="9.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882cm" svg:height="1.34cm" svg:x="5.967cm" svg:y="10.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882cm" svg:height="1.34cm" svg:x="5.157cm" svg:y="10.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882cm" svg:height="1.34cm" svg:x="4.382cm" svg:y="1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882cm" svg:height="1.23cm" svg:x="5.932cm" svg:y="10.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882cm" svg:height="1.23cm" svg:x="5.087cm" svg:y="1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882cm" svg:height="1.23cm" svg:x="5.615cm" svg:y="11.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4.021cm" svg:height="1.974cm" draw:transform="rotate (-2.33577413794401) translate (10.198cm 7.589cm)">
          <text:p/>
          <draw:enhanced-geometry svg:viewBox="0 0 153 132" draw:mirror-vertical="tru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path draw:style-name="gr1" draw:text-style-name="P1" draw:layer="layout" svg:width="2.199cm" svg:height="0.462cm" draw:transform="rotate (-0.587303293296092) translate (7.31591040816609cm 7.46010728984246cm)" svg:viewBox="0 0 2200 463" svg:d="M0 21c512-118 919 291 1409 334l518 79 273 29">
          <text:p/>
        </draw:path>
        <draw:path draw:style-name="gr1" draw:text-style-name="P1" draw:layer="layout" svg:width="0.714cm" svg:height="0.073cm" draw:transform="rotate (-1.66993102830817) translate (8.36555559295844cm 8.50135364190058cm)" svg:viewBox="0 0 715 74" svg:d="M0 4l390-4 325 74">
          <text:p/>
        </draw:path>
        <draw:path draw:style-name="gr1" draw:text-style-name="P1" draw:layer="layout" svg:width="1.261cm" svg:height="0.142cm" draw:transform="rotate (0.109606677025244) translate (8.008567234377cm 8.28506747310165cm)" svg:viewBox="0 0 1262 143" svg:d="M0 4c379-23 750 58 1126 89l136 50">
          <text:p/>
        </draw:path>
        <draw:path draw:style-name="gr1" draw:text-style-name="P1" draw:layer="layout" svg:width="0.548cm" svg:height="0cm" draw:transform="rotate (-2.35619449019235) translate (7.798cm 7.795cm)" svg:viewBox="0 0 549 0" svg:d="M0 0h499 50">
          <text:p/>
        </draw:path>
        <draw:custom-shape draw:style-name="gr7" draw:text-style-name="P3" draw:layer="layout" svg:width="3.987cm" svg:height="1.799cm" draw:transform="rotate (1.24948121150274) translate (2.345cm 9.632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path draw:style-name="gr1" draw:text-style-name="P1" draw:layer="layout" svg:width="1.881cm" svg:height="0.067cm" draw:transform="rotate (-1.78808981866819) translate (3.92557123473806cm 7.05689235107447cm)" svg:viewBox="0 0 1882 68" svg:d="M0 9c388-30 775 23 1163 32l368 27 351-42">
          <text:p/>
        </draw:path>
        <draw:path draw:style-name="gr1" draw:text-style-name="P1" draw:layer="layout" svg:width="0.734cm" svg:height="0.192cm" draw:transform="rotate (-1.4477506145293) translate (3.79175585499468cm 8.23028546194266cm)" svg:viewBox="0 0 735 193" svg:d="M0 193l359-26 376-167">
          <text:p/>
        </draw:path>
        <draw:path draw:style-name="gr1" draw:text-style-name="P1" draw:layer="layout" svg:width="0.728cm" svg:height="0.096cm" draw:transform="rotate (-2.63474903881064) translate (3.70837451529138cm 8.14711561912691cm)" svg:viewBox="0 0 729 97" svg:d="M0 79l394 18 335-97">
          <text:p/>
        </draw:path>
        <draw:path draw:style-name="gr1" draw:text-style-name="P1" draw:layer="layout" svg:width="0.634cm" svg:height="0.283cm" draw:transform="rotate (-1.46084058391925) translate (4.12931837768226cm 7.27083176093259cm)" svg:viewBox="0 0 635 284" svg:d="M0 284l359-31 276-253">
          <text:p/>
        </draw:path>
        <draw:frame draw:style-name="gr8" draw:text-style-name="P4" draw:layer="layout" svg:width="9.536cm" svg:height="1.657cm" svg:x="5.574cm" svg:y="1cm">
          <draw:text-box>
            <text:p><text:s text:c="6"/>Практическая работа 4 </text:p>
            <text:p><text:s/>Отражение <text:s/>и повороты объекта </text:p>
          </draw:text-box>
        </draw:frame>
        <draw:frame draw:style-name="gr8" draw:text-style-name="P4" draw:layer="layout" svg:width="4.803cm" svg:height="1.657cm" svg:x="15.629cm" svg:y="1.588cm">
          <draw:text-box>
            <text:p>Щелкова Софья</text:p>
            <text:p>101с</text:p>
          </draw:text-box>
        </draw:frame>
      </draw:page>
      <draw:page draw:name="page2" draw:style-name="dp1" draw:master-page-name="Обычный"/>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ans"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PT Astra Sans" svg:font-family="'PT Astra Sans'" style:font-family-generic="swiss" style:font-pitch="variable"/>
    <style:font-face style:name="PT Astra Sans1" svg:font-family="'PT Astra Sans'" style:font-adornments="Обычный" style:font-family-generic="swiss"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ru" fo:country="R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PT Astra Sans1" fo:font-family="'PT Astra Sans'" style:font-style-name="Обычный" style:font-family-generic="swiss"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loext:color-lum-mod="100%" loext:color-lum-off="0%"/>
    </style:style>
    <style:style style:name="Filled_20_Green" style:display-name="Filled Green" style:family="graphic" style:parent-style-name="Filled">
      <style:graphic-properties draw:fill-gradient-name="Заливка_20_зелёным"/>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loext:color-lum-mod="100%" loext:color-lum-off="0%"/>
    </style:style>
    <style:style style:name="Filled_20_Yellow" style:display-name="Filled Yellow" style:family="graphic" style:parent-style-name="Filled">
      <style:graphic-properties draw:fill-gradient-name="Заливка_20_жёлтым"/>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0T17:17:48.229365220</meta:creation-date>
    <meta:editing-duration>PT35M41S</meta:editing-duration>
    <meta:editing-cycles>3</meta:editing-cycles>
    <meta:generator>LibreOffice/7.5.2.1$Linux_X86_64 LibreOffice_project/50$Build-1</meta:generator>
    <dc:date>2024-03-20T17:53:35.480519263</dc:date>
    <meta:document-statistic meta:object-count="33"/>
    <meta:template xlink:type="simple" xlink:actuate="onRequest" xlink:title="ШАБЛОН_РИСУНКА_2019-07-22" xlink:href="../../../../usr/lib/libreoffice/share/template/common/ШАБЛОН_РИСУНКА_2019-07-22.otg" meta:date="2024-03-20T17:17:48.262387203"/>
  </office:meta>
</office:document-meta>
</file>